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2d64" officeooo:paragraph-rsid="00102d6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2d64" officeooo:paragraph-rsid="00102d6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2d64" officeooo:paragraph-rsid="00102d6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2d64" officeooo:paragraph-rsid="00115fbe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2d64" officeooo:paragraph-rsid="00115fbe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 Teu Cativeiro</text:span><text:tab/><text:tab/><text:span text:style-name="T1">Andréa Fontes</text:span></text:p>
      <text:p text:style-name="P3"><text:span text:style-name="T1"/></text:p>
      <text:p text:style-name="P3">Teu cativeiro meu Deus vai virar</text:p>
      <text:p text:style-name="P3">Teu cativeiro meu Deus vai virar</text:p>
      <text:p text:style-name="P3">Vai mudar a tua sorte, vai te levantar</text:p>
      <text:p text:style-name="P3">Teu cativeiro meu Deus vai virar.</text:p>
      <text:p text:style-name="P3"/>
      <text:p text:style-name="P3">Teu cativeiro meu Deus vai virar</text:p>
      <text:p text:style-name="P3">Teu cativeiro meu Deus vai virar</text:p>
      <text:p text:style-name="P3">Vai mudar a tua sorte, vai te levantar</text:p>
      <text:p text:style-name="P3">Teu cativeiro meu Deus vai virar</text:p>
      <text:p text:style-name="P3">Vai virar, vai virar, vai virar, vai virar</text:p>
      <text:p text:style-name="P3">Vai virar, vai virar</text:p>
      <text:p text:style-name="P3">O teu cativeiro meu Deus vai virar.</text:p>
      <text:p text:style-name="P3"/>
      <text:p text:style-name="P3">Quem te viu chorando, vai te ver cantar</text:p>
      <text:p text:style-name="P3">Quem te viu devendo, vai te ver pagar</text:p>
      <text:p text:style-name="P3">Quem te viu de bicicleta, vai te ver voar</text:p>
      <text:p text:style-name="P3">Levante a mão para glorificar</text:p>
      <text:p text:style-name="P3">Quem te viu parado, vai te ver marchar</text:p>
      <text:p text:style-name="P3">Quem te viu calado, vai te ver gritar</text:p>
      <text:p text:style-name="P3">Eu tenho uma palavra profética</text:p>
      <text:p text:style-name="P3">Teu cativeiro meu Deus vai virar.</text:p>
      <text:p text:style-name="P3"/>
      <text:p text:style-name="P3">Esse é o ano da virada, esse é o ano da virada</text:p>
      <text:p text:style-name="P3">Esse é o ano da virada, esse é o ano da virada.</text:p>
      <text:p text:style-name="P3"/>
      <text:p text:style-name="P3">Quem não falava em línguas agora vai falar</text:p>
      <text:p text:style-name="P3">Quem tinha vergonha de pregar</text:p>
      <text:p text:style-name="P3">Comece a estudar, Jesus quer te usar</text:p>
      <text:p text:style-name="P3">Esse é o ano da tua virada</text:p>
      <text:p text:style-name="P3">Quem tinha vergonha de cantar</text:p>
      <text:p text:style-name="P3">Vai comprar meu playback, começar a ensaiar</text:p>
      <text:p text:style-name="P3">A unção que está aqui é de jeová</text:p>
      <text:p text:style-name="P3">Esse é o ano da virada.</text:p>
      <text:p text:style-name="P3"/>
      <text:p text:style-name="P3">Se a situação te desanima, você vai dar a volta por cima</text:p>
      <text:p text:style-name="P3">Você vai, você vai, você vai, você vai, você vai, você vai</text:p>
      <text:p text:style-name="P3">Você vai dar a volta por cima.</text:p>
      <text:p text:style-name="P3"/>
      <text:p text:style-name="P5"><text:span text:style-name="T2">O Teu Cativeiro</text:span><text:tab/><text:tab/><text:span text:style-name="T1">Andréa Fontes</text:span></text:p>
      <text:p text:style-name="P4"><text:span text:style-name="T1"/></text:p>
      <text:p text:style-name="P4">Teu cativeiro meu Deus vai virar</text:p>
      <text:p text:style-name="P4">Teu cativeiro meu Deus vai virar</text:p>
      <text:p text:style-name="P4">Vai mudar a tua sorte, vai te levantar</text:p>
      <text:p text:style-name="P4">Teu cativeiro meu Deus vai virar.</text:p>
      <text:p text:style-name="P4"/>
      <text:p text:style-name="P4">Teu cativeiro meu Deus vai virar</text:p>
      <text:p text:style-name="P4">Teu cativeiro meu Deus vai virar</text:p>
      <text:p text:style-name="P4">Vai mudar a tua sorte, vai te levantar</text:p>
      <text:p text:style-name="P4">Teu cativeiro meu Deus vai virar</text:p>
      <text:p text:style-name="P4">Vai virar, vai virar, vai virar, vai virar</text:p>
      <text:p text:style-name="P4">Vai virar, vai virar</text:p>
      <text:p text:style-name="P4">O teu cativeiro meu Deus vai virar.</text:p>
      <text:p text:style-name="P4"/>
      <text:p text:style-name="P4">Quem te viu chorando, vai te ver cantar</text:p>
      <text:p text:style-name="P4">Quem te viu devendo, vai te ver pagar</text:p>
      <text:p text:style-name="P4">Quem te viu de bicicleta, vai te ver voar</text:p>
      <text:p text:style-name="P4">Levante a mão para glorificar</text:p>
      <text:p text:style-name="P4">Quem te viu parado, vai te ver marchar</text:p>
      <text:p text:style-name="P4">Quem te viu calado, vai te ver gritar</text:p>
      <text:p text:style-name="P4">Eu tenho uma palavra profética</text:p>
      <text:p text:style-name="P4">Teu cativeiro meu Deus vai virar.</text:p>
      <text:p text:style-name="P4"/>
      <text:p text:style-name="P4">Esse é o ano da virada, esse é o ano da virada</text:p>
      <text:p text:style-name="P4">Esse é o ano da virada, esse é o ano da virada.</text:p>
      <text:p text:style-name="P4"/>
      <text:p text:style-name="P4">Quem não falava em línguas agora vai falar</text:p>
      <text:p text:style-name="P4">Quem tinha vergonha de pregar</text:p>
      <text:p text:style-name="P4">Comece a estudar, Jesus quer te usar</text:p>
      <text:p text:style-name="P4">Esse é o ano da tua virada</text:p>
      <text:p text:style-name="P4">Quem tinha vergonha de cantar</text:p>
      <text:p text:style-name="P4">Vai comprar meu playback, começar a ensaiar</text:p>
      <text:p text:style-name="P4">A unção que está aqui é de jeová</text:p>
      <text:p text:style-name="P4">Esse é o ano da virada.</text:p>
      <text:p text:style-name="P4"/>
      <text:p text:style-name="P4">Se a situação te desanima, você vai dar a volta por cima</text:p>
      <text:p text:style-name="P4">Você vai, você vai, você vai, você vai, você vai, você vai</text:p>
      <text:p text:style-name="P4">Você vai dar a volta por ci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6:42:23.647152825</dc:date>
    <meta:editing-cycles>12</meta:editing-cycles>
    <meta:editing-duration>PT17M41S</meta:editing-duration>
    <meta:generator>LibreOffice/5.1.4.2$Linux_X86_64 LibreOffice_project/10m0$Build-2</meta:generator>
    <meta:document-statistic meta:table-count="0" meta:image-count="0" meta:object-count="0" meta:page-count="1" meta:paragraph-count="66" meta:word-count="482" meta:character-count="2354" meta:non-whitespace-character-count="1936"/>
  </office:meta>
</office:document-meta>
</file>